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#ff6666"/>
    </style:style>
    <style:style style:name="P3" style:family="paragraph" style:parent-style-name="Standard">
      <style:text-properties fo:background-color="#66ccff"/>
    </style:style>
    <style:style style:name="P4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5" style:family="paragraph" style:parent-style-name="Standard">
      <style:text-properties fo:background-color="#ffcc00"/>
    </style:style>
    <style:style style:name="P6" style:family="paragraph" style:parent-style-name="Standard">
      <style:text-properties fo:background-color="#ff9900"/>
    </style:style>
    <style:style style:name="P7" style:family="paragraph" style:parent-style-name="Standard">
      <style:text-properties fo:background-color="#cc66ff"/>
    </style:style>
    <style:style style:name="P8" style:family="paragraph" style:parent-style-name="Standard">
      <style:text-properties fo:background-color="#66ff99"/>
    </style:style>
    <style:style style:name="P9" style:family="paragraph" style:parent-style-name="Standard">
      <style:paragraph-properties fo:background-color="transparent">
        <style:background-image/>
      </style:paragraph-properties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1" style:family="paragraph" style:parent-style-name="Standard">
      <style:text-properties fo:background-color="#66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"C:\Users\user\Envs\my_django_environment\Scripts\python.exe" "C:\Users\user\Desktop\RoomAss\manage.py" runserver</text:p>
      <text:p text:style-name="P9">GENRAL VALIDATION ON BACKEND</text:p>
      <text:p text:style-name="P9">ADMIN PAGE ORGANIZATION</text:p>
      <text:p text:style-name="P9">Documentation</text:p>
      <text:p text:style-name="P9">RESPONSIVENESS - Desktop</text:p>
      <text:p text:style-name="P9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3"/>
      <text:p text:style-name="P1">gray out calendar would be useful for My_Guets but couldn't get it working</text:p>
      <text:p text:style-name="P1"><text:s text:c="2"/>jquery conflicts with existing code?</text:p>
      <text:p text:style-name="P6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8">rooms_master needs a link to it for authenticated users</text:p>
      <text:p text:style-name="P8">needs button for occupation events</text:p>
      <text:p text:style-name="P8">image view by “person's room”?</text:p>
      <text:p text:style-name="P5"/>
      <text:p text:style-name="P7">events die? </text:p>
      <text:p text:style-name="P5"><text:tab/>Run celery worker and scheduler to check</text:p>
      <text:p text:style-name="P5"/>
      <text:p text:style-name="P5">can I <text:s/>get a Person to show Room in admin?</text:p>
      <text:p text:style-name="Standard">more precise times?</text:p>
      <text:p text:style-name="Standard">How exactly would emails fail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<text:soft-page-break/>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9">ROOMASS FUNCTIONALITY</text:p>
      <text:p text:style-name="Standard"/>
      <text:p text:style-name="P2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ING I THINK AREN'T A BIG DEAL</text:p>
      <text:p text:style-name="P1"/>
      <text:p text:style-name="P10">-When editing availabilities, no date can be submitted – though nothing happens</text:p>
      <text:p text:style-name="P10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soft-page-break/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4T18:23:07.31</dc:date>
    <dc:creator>Trevor Pierson</dc:creator>
    <meta:editing-duration>P13DT1H6M47S</meta:editing-duration>
    <meta:editing-cycles>230</meta:editing-cycles>
    <meta:generator>OpenOffice/4.1.13$Win32 OpenOffice.org_project/4113m1$Build-9810</meta:generator>
    <meta:document-statistic meta:table-count="0" meta:image-count="0" meta:object-count="0" meta:page-count="4" meta:paragraph-count="68" meta:word-count="517" meta:character-count="3329"/>
  </office:meta>
</office:document-meta>
</file>